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FF0000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fo:background-color="#E6E6FF"/>
    </style:style>
    <style:style style:name="ce13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3">
      <style:table-cell-properties fo:border="thin solid #000000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.353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2"/>
        <table:table-column table:style-name="co5" table:default-cell-style-name="ce1"/>
        <table:table-column table:style-name="co3" table:number-columns-repeated="1017" table:default-cell-style-name="ce1"/>
        <table:table-column table:style-name="co6" table:number-columns-repeated="15359" table:default-cell-style-name="ce1"/>
        <table:table-row table:style-name="ro1">
          <table:table-cell table:number-columns-repeated="6" table:style-name="ce1"/>
          <table:table-cell table:style-name="ce3"/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number-columns-spanned="5" table:number-rows-spanned="1" table:style-name="ce17">
            <text:p>LOGICIEL <text:s/>ALTAÏR – EXTRACTION DES DONNEES DE PAYE<text:s/>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table:style-name="ce5"/>
          <table:table-cell table:number-columns-repeated="5" table:style-name="ce1"/>
          <table:table-cell office:value-type="string" table:number-columns-spanned="5" table:number-rows-spanned="1" table:style-name="ce18">
            <text:p>TESTS DE CHARGE<text:s/>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string" table:style-name="ce5">
            <text:p>PC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">
            <text:p>Fabrice NICO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date" office:date-value="2016-10-18T00:00:00" table:style-name="ce6">
            <text:p>18/10/1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5">
            <text:p>Processeur</text:p>
          </table:table-cell>
          <table:table-cell table:style-name="ce5"/>
          <table:table-cell office:value-type="string" table:style-name="ce5">
            <text:p>RAM</text:p>
          </table:table-cell>
          <table:table-cell table:number-columns-repeated="3" table:style-name="ce1"/>
          <table:table-cell table:style-name="ce1">
            <draw:frame draw:z-index="1" draw:id="id0" draw:style-name="a0" draw:name="Graphique 1" svg:x="1.23071in" svg:y="0.1689in" svg:width="9.38576in" svg:height="5.9247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">
            <text:p>Core i7-6700 3.4 Ghz<text:s/></text:p>
          </table:table-cell>
          <table:table-cell table:style-name="ce5"/>
          <table:table-cell office:value-type="string" table:style-name="ce5">
            <text:p>32 Go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style-name="ce7"/>
          <table:table-cell office:value-type="string" table:number-columns-spanned="1" table:number-rows-spanned="34" table:style-name="ce19">
            <text:p>30 organismes</text:p>
          </table:table-cell>
          <table:table-cell office:value-type="string" table:style-name="ce8">
            <text:p>N Lignes</text:p>
          </table:table-cell>
          <table:table-cell office:value-type="string" table:style-name="ce8">
            <text:p>N Bulletins</text:p>
          </table:table-cell>
          <table:table-cell office:value-type="string" table:style-name="ce8">
            <text:p>Durée ms</text:p>
          </table:table-cell>
          <table:table-cell office:value-type="string" table:style-name="ce9">
            <text:p>Vitesse en k lignes / s</text:p>
          </table:table-cell>
          <table:table-cell office:value-type="string" table:style-name="ce8">
            <text:p>CRC</text:p>
          </table:table-cell>
          <table:table-cell table:number-columns-repeated="16377" table:style-name="ce7"/>
        </table:table-row>
        <table:table-row table:style-name="ro1">
          <table:table-cell table:style-name="ce1"/>
          <table:covered-table-cell/>
          <table:table-cell office:value-type="float" office:value="70371" table:style-name="ce10">
            <text:p>70 371</text:p>
          </table:table-cell>
          <table:table-cell office:value-type="float" office:value="3959" table:style-name="ce10">
            <text:p>3 959</text:p>
          </table:table-cell>
          <table:table-cell office:value-type="float" office:value="419" table:style-name="ce10">
            <text:p>419</text:p>
          </table:table-cell>
          <table:table-cell office:value-type="float" office:value="167" table:style-name="ce10">
            <text:p>167</text:p>
          </table:table-cell>
          <table:table-cell office:value-type="string" table:style-name="ce11">
            <text:p>ARA</text:p>
          </table:table-cell>
          <table:table-cell table:number-columns-repeated="16377" table:style-name="ce1"/>
        </table:table-row>
        <table:table-row table:style-name="ro1">
          <table:table-cell table:style-name="ce1"/>
          <table:covered-table-cell/>
          <table:table-cell office:value-type="float" office:value="1559700" table:style-name="ce10">
            <text:p>1 559 700</text:p>
          </table:table-cell>
          <table:table-cell office:value-type="float" office:value="72319" table:style-name="ce10">
            <text:p>72 319</text:p>
          </table:table-cell>
          <table:table-cell office:value-type="float" office:value="8099" table:style-name="ce10">
            <text:p>8 099</text:p>
          </table:table-cell>
          <table:table-cell office:value-type="float" office:value="192" table:style-name="ce10">
            <text:p>192</text:p>
          </table:table-cell>
          <table:table-cell office:value-type="string" table:style-name="ce11">
            <text:p>ARA</text:p>
          </table:table-cell>
          <table:table-cell table:number-columns-repeated="16377" table:style-name="ce1"/>
        </table:table-row>
        <table:table-row table:style-name="ro1">
          <table:table-cell table:style-name="ce1"/>
          <table:covered-table-cell/>
          <table:table-cell office:value-type="float" office:value="1586655" table:style-name="ce10">
            <text:p>1 586 655</text:p>
          </table:table-cell>
          <table:table-cell office:value-type="float" office:value="7563" table:style-name="ce10">
            <text:p>7 563</text:p>
          </table:table-cell>
          <table:table-cell office:value-type="float" office:value="8096" table:style-name="ce10">
            <text:p>8 096</text:p>
          </table:table-cell>
          <table:table-cell office:value-type="float" office:value="195" table:style-name="ce10">
            <text:p>195</text:p>
          </table:table-cell>
          <table:table-cell office:value-type="string" table:style-name="ce11">
            <text:p>ARA</text:p>
          </table:table-cell>
          <table:table-cell table:number-columns-repeated="16377" table:style-name="ce1"/>
        </table:table-row>
        <table:table-row table:style-name="ro1">
          <table:table-cell table:style-name="ce1"/>
          <table:covered-table-cell/>
          <table:table-cell office:value-type="float" office:value="77058" table:style-name="ce10">
            <text:p>77 058</text:p>
          </table:table-cell>
          <table:table-cell office:value-type="float" office:value="3659" table:style-name="ce10">
            <text:p>3 659</text:p>
          </table:table-cell>
          <table:table-cell office:value-type="float" office:value="505" table:style-name="ce10">
            <text:p>505</text:p>
          </table:table-cell>
          <table:table-cell office:value-type="float" office:value="152" table:style-name="ce10">
            <text:p>152</text:p>
          </table:table-cell>
          <table:table-cell office:value-type="string" table:style-name="ce11">
            <text:p>B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office:value-type="float" office:value="499149" table:style-name="ce10">
            <text:p>499 149</text:p>
          </table:table-cell>
          <table:table-cell office:value-type="float" office:value="14260" table:style-name="ce10">
            <text:p>14 260</text:p>
          </table:table-cell>
          <table:table-cell office:value-type="float" office:value="4464" table:style-name="ce10">
            <text:p>4 464</text:p>
          </table:table-cell>
          <table:table-cell office:value-type="float" office:value="111" table:style-name="ce10">
            <text:p>111</text:p>
          </table:table-cell>
          <table:table-cell office:value-type="string" table:style-name="ce11">
            <text:p>ARA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33648" table:style-name="ce10">
            <text:p>33 648</text:p>
          </table:table-cell>
          <table:table-cell office:value-type="float" office:value="1598" table:style-name="ce10">
            <text:p>1 598</text:p>
          </table:table-cell>
          <table:table-cell office:value-type="float" office:value="1313" table:style-name="ce10">
            <text:p>1 313</text:p>
          </table:table-cell>
          <table:table-cell office:value-type="float" office:value="25" table:style-name="ce10">
            <text:p>25</text:p>
          </table:table-cell>
          <table:table-cell office:value-type="string" table:style-name="ce11">
            <text:p>ARA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160899" table:style-name="ce10">
            <text:p>160 899</text:p>
          </table:table-cell>
          <table:table-cell office:value-type="float" office:value="6146" table:style-name="ce10">
            <text:p>6 146</text:p>
          </table:table-cell>
          <table:table-cell office:value-type="float" office:value="857" table:style-name="ce10">
            <text:p>857</text:p>
          </table:table-cell>
          <table:table-cell office:value-type="float" office:value="187" table:style-name="ce10">
            <text:p>187</text:p>
          </table:table-cell>
          <table:table-cell office:value-type="string" table:style-name="ce11">
            <text:p>O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918469" table:style-name="ce10">
            <text:p>918 469</text:p>
          </table:table-cell>
          <table:table-cell office:value-type="float" office:value="41509" table:style-name="ce10">
            <text:p>41 509</text:p>
          </table:table-cell>
          <table:table-cell office:value-type="float" office:value="5230" table:style-name="ce10">
            <text:p>5 230</text:p>
          </table:table-cell>
          <table:table-cell office:value-type="float" office:value="175" table:style-name="ce10">
            <text:p>175</text:p>
          </table:table-cell>
          <table:table-cell office:value-type="string" table:style-name="ce11">
            <text:p>B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631066" table:style-name="ce10">
            <text:p>631 066</text:p>
          </table:table-cell>
          <table:table-cell office:value-type="float" office:value="3201" table:style-name="ce10">
            <text:p>3 201</text:p>
          </table:table-cell>
          <table:table-cell office:value-type="float" office:value="3703" table:style-name="ce10">
            <text:p>3 703</text:p>
          </table:table-cell>
          <table:table-cell office:value-type="float" office:value="170" table:style-name="ce10">
            <text:p>170</text:p>
          </table:table-cell>
          <table:table-cell office:value-type="string" table:style-name="ce11">
            <text:p>B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2429744" table:style-name="ce10">
            <text:p>2 429 744</text:p>
          </table:table-cell>
          <table:table-cell office:value-type="float" office:value="78032" table:style-name="ce10">
            <text:p>78 032</text:p>
          </table:table-cell>
          <table:table-cell office:value-type="float" office:value="11527" table:style-name="ce10">
            <text:p>11 527</text:p>
          </table:table-cell>
          <table:table-cell office:value-type="float" office:value="210" table:style-name="ce10">
            <text:p>210</text:p>
          </table:table-cell>
          <table:table-cell office:value-type="string" table:style-name="ce11">
            <text:p>O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241220" table:style-name="ce10">
            <text:p>241 220</text:p>
          </table:table-cell>
          <table:table-cell office:value-type="float" office:value="8700" table:style-name="ce10">
            <text:p>8 700</text:p>
          </table:table-cell>
          <table:table-cell office:value-type="float" office:value="1376" table:style-name="ce10">
            <text:p>1 376</text:p>
          </table:table-cell>
          <table:table-cell office:value-type="float" office:value="175" table:style-name="ce10">
            <text:p>175</text:p>
          </table:table-cell>
          <table:table-cell office:value-type="string" table:style-name="ce11">
            <text:p>O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1537047" table:style-name="ce10">
            <text:p>1 537 047</text:p>
          </table:table-cell>
          <table:table-cell office:value-type="float" office:value="46073" table:style-name="ce10">
            <text:p>46 073</text:p>
          </table:table-cell>
          <table:table-cell office:value-type="float" office:value="7389" table:style-name="ce10">
            <text:p>7 389</text:p>
          </table:table-cell>
          <table:table-cell office:value-type="float" office:value="208" table:style-name="ce10">
            <text:p>208</text:p>
          </table:table-cell>
          <table:table-cell office:value-type="string" table:style-name="ce11">
            <text:p>B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3810998" table:style-name="ce10">
            <text:p>3 810 998</text:p>
          </table:table-cell>
          <table:table-cell office:value-type="float" office:value="129983" table:style-name="ce10">
            <text:p>129 983</text:p>
          </table:table-cell>
          <table:table-cell office:value-type="float" office:value="14927" table:style-name="ce10">
            <text:p>14 927</text:p>
          </table:table-cell>
          <table:table-cell office:value-type="float" office:value="255" table:style-name="ce10">
            <text:p>255</text:p>
          </table:table-cell>
          <table:table-cell office:value-type="string" table:style-name="ce11">
            <text:p>O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5096088" table:style-name="ce10">
            <text:p>5 096 088</text:p>
          </table:table-cell>
          <table:table-cell office:value-type="float" office:value="546872" table:style-name="ce10">
            <text:p>546 872</text:p>
          </table:table-cell>
          <table:table-cell office:value-type="float" office:value="30954" table:style-name="ce10">
            <text:p>30 954</text:p>
          </table:table-cell>
          <table:table-cell office:value-type="float" office:value="164" table:style-name="ce10">
            <text:p>164</text:p>
          </table:table-cell>
          <table:table-cell office:value-type="string" table:style-name="ce11">
            <text:p>ARA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818972" table:style-name="ce10">
            <text:p>818 972</text:p>
          </table:table-cell>
          <table:table-cell office:value-type="float" office:value="36441" table:style-name="ce10">
            <text:p>36 441</text:p>
          </table:table-cell>
          <table:table-cell office:value-type="float" office:value="4122" table:style-name="ce10">
            <text:p>4 122</text:p>
          </table:table-cell>
          <table:table-cell office:value-type="float" office:value="198" table:style-name="ce10">
            <text:p>198</text:p>
          </table:table-cell>
          <table:table-cell office:value-type="string" table:style-name="ce11">
            <text:p>ARA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8819849" table:style-name="ce10">
            <text:p>8 819 849</text:p>
          </table:table-cell>
          <table:table-cell office:value-type="float" office:value="312208" table:style-name="ce10">
            <text:p>312 208</text:p>
          </table:table-cell>
          <table:table-cell office:value-type="float" office:value="65308" table:style-name="ce10">
            <text:p>65 308</text:p>
          </table:table-cell>
          <table:table-cell office:value-type="float" office:value="135" table:style-name="ce10">
            <text:p>135</text:p>
          </table:table-cell>
          <table:table-cell office:value-type="string" table:style-name="ce11">
            <text:p>ARA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1143732" table:style-name="ce10">
            <text:p>1 143 732</text:p>
          </table:table-cell>
          <table:table-cell office:value-type="float" office:value="32107" table:style-name="ce10">
            <text:p>32 107</text:p>
          </table:table-cell>
          <table:table-cell office:value-type="float" office:value="5751" table:style-name="ce10">
            <text:p>5 751</text:p>
          </table:table-cell>
          <table:table-cell office:value-type="float" office:value="198" table:style-name="ce10">
            <text:p>198</text:p>
          </table:table-cell>
          <table:table-cell office:value-type="string" table:style-name="ce11">
            <text:p>ARA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305712" table:style-name="ce10">
            <text:p>305 712</text:p>
          </table:table-cell>
          <table:table-cell office:value-type="float" office:value="11390" table:style-name="ce10">
            <text:p>11 390</text:p>
          </table:table-cell>
          <table:table-cell office:value-type="float" office:value="1570" table:style-name="ce10">
            <text:p>1 570</text:p>
          </table:table-cell>
          <table:table-cell office:value-type="float" office:value="194" table:style-name="ce10">
            <text:p>194</text:p>
          </table:table-cell>
          <table:table-cell office:value-type="string" table:style-name="ce11">
            <text:p>O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1563634" table:style-name="ce10">
            <text:p>1 563 634</text:p>
          </table:table-cell>
          <table:table-cell office:value-type="float" office:value="63970" table:style-name="ce10">
            <text:p>63 970</text:p>
          </table:table-cell>
          <table:table-cell office:value-type="float" office:value="9667" table:style-name="ce10">
            <text:p>9 667</text:p>
          </table:table-cell>
          <table:table-cell office:value-type="float" office:value="161" table:style-name="ce10">
            <text:p>161</text:p>
          </table:table-cell>
          <table:table-cell office:value-type="string" table:style-name="ce11">
            <text:p>ARA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460355" table:style-name="ce10">
            <text:p>460 355</text:p>
          </table:table-cell>
          <table:table-cell office:value-type="float" office:value="14527" table:style-name="ce10">
            <text:p>14 527</text:p>
          </table:table-cell>
          <table:table-cell office:value-type="float" office:value="2537" table:style-name="ce10">
            <text:p>2 537</text:p>
          </table:table-cell>
          <table:table-cell office:value-type="float" office:value="181" table:style-name="ce10">
            <text:p>181</text:p>
          </table:table-cell>
          <table:table-cell office:value-type="string" table:style-name="ce11">
            <text:p>ARA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float" office:value="938214" table:style-name="ce10">
            <text:p>938 214</text:p>
          </table:table-cell>
          <table:table-cell office:value-type="float" office:value="36688" table:style-name="ce10">
            <text:p>36 688</text:p>
          </table:table-cell>
          <table:table-cell office:value-type="float" office:value="7263" table:style-name="ce10">
            <text:p>7 263</text:p>
          </table:table-cell>
          <table:table-cell office:value-type="float" office:value="129" table:style-name="ce10">
            <text:p>129</text:p>
          </table:table-cell>
          <table:table-cell office:value-type="string" table:style-name="ce11">
            <text:p>IDF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office:value-type="float" office:value="10108198" table:style-name="ce10">
            <text:p>10 108 198</text:p>
          </table:table-cell>
          <table:table-cell office:value-type="float" office:value="369145" table:style-name="ce10">
            <text:p>369 145</text:p>
          </table:table-cell>
          <table:table-cell office:value-type="float" office:value="86582" table:style-name="ce10">
            <text:p>86 582</text:p>
          </table:table-cell>
          <table:table-cell office:value-type="float" office:value="116" table:style-name="ce10">
            <text:p>116</text:p>
          </table:table-cell>
          <table:table-cell office:value-type="string" table:style-name="ce11">
            <text:p>IDF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office:value-type="float" office:value="670046" table:style-name="ce10">
            <text:p>670 046</text:p>
          </table:table-cell>
          <table:table-cell office:value-type="float" office:value="30636" table:style-name="ce10">
            <text:p>30 636</text:p>
          </table:table-cell>
          <table:table-cell office:value-type="float" office:value="3753" table:style-name="ce10">
            <text:p>3 753</text:p>
          </table:table-cell>
          <table:table-cell office:value-type="float" office:value="178" table:style-name="ce10">
            <text:p>178</text:p>
          </table:table-cell>
          <table:table-cell office:value-type="string" table:style-name="ce11">
            <text:p>O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office:value-type="float" office:value="254798" table:style-name="ce10">
            <text:p>254 798</text:p>
          </table:table-cell>
          <table:table-cell office:value-type="float" office:value="12325" table:style-name="ce10">
            <text:p>12 325</text:p>
          </table:table-cell>
          <table:table-cell office:value-type="float" office:value="1889" table:style-name="ce10">
            <text:p>1 889</text:p>
          </table:table-cell>
          <table:table-cell office:value-type="float" office:value="134" table:style-name="ce10">
            <text:p>134</text:p>
          </table:table-cell>
          <table:table-cell office:value-type="string" table:style-name="ce11">
            <text:p>ARA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office:value-type="float" office:value="169162" table:style-name="ce10">
            <text:p>169 162</text:p>
          </table:table-cell>
          <table:table-cell office:value-type="float" office:value="7965" table:style-name="ce10">
            <text:p>7 965</text:p>
          </table:table-cell>
          <table:table-cell office:value-type="float" office:value="925" table:style-name="ce10">
            <text:p>925</text:p>
          </table:table-cell>
          <table:table-cell office:value-type="float" office:value="182" table:style-name="ce10">
            <text:p>182</text:p>
          </table:table-cell>
          <table:table-cell office:value-type="string" table:style-name="ce11">
            <text:p>ARA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office:value-type="float" office:value="583959" table:style-name="ce10">
            <text:p>583 959</text:p>
          </table:table-cell>
          <table:table-cell office:value-type="float" office:value="23876" table:style-name="ce10">
            <text:p>23 876</text:p>
          </table:table-cell>
          <table:table-cell office:value-type="float" office:value="3925" table:style-name="ce10">
            <text:p>3 925</text:p>
          </table:table-cell>
          <table:table-cell office:value-type="float" office:value="148" table:style-name="ce10">
            <text:p>148</text:p>
          </table:table-cell>
          <table:table-cell office:value-type="string" table:style-name="ce11">
            <text:p>ARA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office:value-type="float" office:value="22871" table:style-name="ce10">
            <text:p>22 871</text:p>
          </table:table-cell>
          <table:table-cell office:value-type="float" office:value="898" table:style-name="ce10">
            <text:p>898</text:p>
          </table:table-cell>
          <table:table-cell office:value-type="float" office:value="161" table:style-name="ce10">
            <text:p>161</text:p>
          </table:table-cell>
          <table:table-cell office:value-type="float" office:value="142" table:style-name="ce10">
            <text:p>142</text:p>
          </table:table-cell>
          <table:table-cell office:value-type="string" table:style-name="ce11">
            <text:p>ARA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office:value-type="float" office:value="94767" table:style-name="ce10">
            <text:p>94 767</text:p>
          </table:table-cell>
          <table:table-cell office:value-type="float" office:value="4806" table:style-name="ce10">
            <text:p>4 806</text:p>
          </table:table-cell>
          <table:table-cell office:value-type="float" office:value="464" table:style-name="ce10">
            <text:p>464</text:p>
          </table:table-cell>
          <table:table-cell office:value-type="float" office:value="204" table:style-name="ce10">
            <text:p>204</text:p>
          </table:table-cell>
          <table:table-cell office:value-type="string" table:style-name="ce11">
            <text:p>ARA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office:value-type="float" office:value="1177916" table:style-name="ce10">
            <text:p>1 177 916</text:p>
          </table:table-cell>
          <table:table-cell office:value-type="float" office:value="38936" table:style-name="ce10">
            <text:p>38 936</text:p>
          </table:table-cell>
          <table:table-cell office:value-type="float" office:value="4657" table:style-name="ce10">
            <text:p>4 657</text:p>
          </table:table-cell>
          <table:table-cell office:value-type="float" office:value="252" table:style-name="ce10">
            <text:p>252</text:p>
          </table:table-cell>
          <table:table-cell office:value-type="string" table:style-name="ce11">
            <text:p>ARA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office:value-type="float" office:value="3973558" table:style-name="ce10">
            <text:p>3 973 558</text:p>
          </table:table-cell>
          <table:table-cell office:value-type="float" office:value="172736" table:style-name="ce10">
            <text:p>172 736</text:p>
          </table:table-cell>
          <table:table-cell office:value-type="float" office:value="123931" table:style-name="ce10">
            <text:p>123 931</text:p>
          </table:table-cell>
          <table:table-cell office:value-type="float" office:value="190" table:style-name="ce10">
            <text:p>190</text:p>
          </table:table-cell>
          <table:table-cell office:value-type="string" table:style-name="ce16">
            <text:p>ARA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office:value-type="float" office:value="302788" table:style-name="ce10">
            <text:p>302 788</text:p>
          </table:table-cell>
          <table:table-cell office:value-type="float" office:value="13205" table:style-name="ce10">
            <text:p>13 205</text:p>
          </table:table-cell>
          <table:table-cell office:value-type="float" office:value="1440" table:style-name="ce10">
            <text:p>1 440</text:p>
          </table:table-cell>
          <table:table-cell office:value-type="float" office:value="210" table:style-name="ce10">
            <text:p>210</text:p>
          </table:table-cell>
          <table:table-cell office:value-type="string" table:style-name="ce16">
            <text:p>ARA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office:value-type="float" office:value="54886" table:style-name="ce10">
            <text:p>54 886</text:p>
          </table:table-cell>
          <table:table-cell office:value-type="float" office:value="1900" table:style-name="ce10">
            <text:p>1 900</text:p>
          </table:table-cell>
          <table:table-cell office:value-type="float" office:value="326" table:style-name="ce10">
            <text:p>326</text:p>
          </table:table-cell>
          <table:table-cell office:value-type="float" office:value="168" table:style-name="ce10">
            <text:p>168</text:p>
          </table:table-cell>
          <table:table-cell office:value-type="string" table:style-name="ce16">
            <text:p>ARA</text:p>
          </table:table-cell>
          <table:table-cell table:number-columns-repeated="16377" table:style-name="ce1"/>
        </table:table-row>
        <table:table-row table:style-name="ro1">
          <table:table-cell/>
          <table:covered-table-cell/>
          <table:table-cell table:number-columns-repeated="4" table:style-name="ce12"/>
          <table:table-cell table:style-name="ce13"/>
          <table:table-cell table:number-columns-repeated="16377" table:style-name="ce1"/>
        </table:table-row>
        <table:table-row table:style-name="ro1">
          <table:table-cell/>
          <table:table-cell office:value-type="string" table:style-name="ce8">
            <text:p>Total</text:p>
          </table:table-cell>
          <table:table-cell office:value-type="float" office:value="50115529" table:formula="msoxl:=SUM(C13:C45)" table:style-name="ce14">
            <text:p>50 115 529</text:p>
          </table:table-cell>
          <table:table-cell office:value-type="float" office:value="2147633" table:formula="msoxl:=SUM(D13:D45)" table:style-name="ce14">
            <text:p>2 147 633</text:p>
          </table:table-cell>
          <table:table-cell office:value-type="float" office:value="423130" table:formula="msoxl:=SUM(E13:E45)" table:style-name="ce14">
            <text:p>423 130</text:p>
          </table:table-cell>
          <table:table-cell office:value-type="float" office:value="118.44002788741049" table:formula="msoxl:=C46/E46" table:style-name="ce14">
            <text:p>118</text:p>
          </table:table-cell>
          <table:table-cell table:style-name="ce15"/>
          <table:table-cell table:number-columns-repeated="1637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5" table:style-name="ce1"/>
          <table:table-cell office:value-type="string" table:style-name="ce2">
            <text:p>ARA</text:p>
          </table:table-cell>
          <table:table-cell office:value-type="string" table:style-name="ce2">
            <text:p>Auvergne, Rhône-Alpes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table:style-name="ce2">
            <text:p>O</text:p>
          </table:table-cell>
          <table:table-cell office:value-type="string" table:style-name="ce2">
            <text:p>Occitanie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table:style-name="ce2">
            <text:p>B</text:p>
          </table:table-cell>
          <table:table-cell office:value-type="string" table:style-name="ce2">
            <text:p>Bretagne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table:style-name="ce2">
            <text:p>IDF</text:p>
          </table:table-cell>
          <table:table-cell office:value-type="string" table:style-name="ce2">
            <text:p>Ile-de-France (Paris)</text:p>
          </table:table-cell>
          <table:table-cell table:number-columns-repeated="16376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Nicol, Fabrice</meta:initial-creator>
    <dc:creator>Nicol, Fabrice</dc:creator>
    <meta:creation-date>2016-10-18T17:44:39Z</meta:creation-date>
    <dc:date>2016-11-10T13:15:14Z</dc:date>
    <meta:template xlink:href="" xlink:type="simple"/>
    <meta:editing-cycles>3</meta:editing-cycles>
    <meta:editing-duration>PT12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+mn-ea" style:font-family-complex="+mn-cs" fo:font-size="0.18056in" style:font-size-asian="0.18056in" style:font-size-complex="0.18056in" fo:letter-spacing="-0.00014in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+mn-ea" style:font-family-complex="+mn-cs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+mn-ea" style:font-family-complex="+mn-cs" fo:font-size="0.125in" style:font-size-asian="0.125in" style:font-size-complex="0.125in" fo:letter-spacing="-0.00014in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-0.00014in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11111in" chart:symbol-height="0.11111in" chart:connect-bars="false" chart:solid-type="cuboid" chart:link-data-style-to-source="true" chart:data-label-number="none" chart:data-label-text="false" chart:data-label-symbol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11111in" chart:symbol-height="0.11111in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-0.00014in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scatter" svg:height="426.5834645669291pt" svg:width="675.7748031496063pt" chart:style-name="Crt0">
        <chart:title chart:style-name="CT00">
          <text:p text:style-name="a0" text:class-names="" text:cond-style-name="">Vitesse en k L/s en fonction du nombre de lignes de paye</text:p>
        </chart:title>
        <chart:legend svg:x="136.4573228346457pt" svg:y="355.2500787401575pt" chart:style-name="Lgnd"/>
        <chart:plot-area svg:x="28.91748031496063pt" svg:y="52.14992125984252pt" svg:width="577.154094488189pt" svg:height="278.4922047244095pt" chart:style-name="Plt0">
          <chart:axis chart:dimension="x" chart:name="primary-x" chart:style-name="Axs0">
            <chart:title chart:style-name="AT00">
              <text:p text:style-name="a1" text:class-names="" text:cond-style-name="">Nombre de ligne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Vitesse</text:p>
            </chart:title>
          </chart:axis>
          <chart:series chart:label-cell-address="Feuille1.$F$12" chart:values-cell-range-address="Feuille1.$F$13:.$F$44" chart:class="chart:scatter" chart:attached-axis="primary-y" chart:style-name="G0S0">
            <chart:domain table:cell-range-address="Feuille1.$C$13:.$C$44"/>
            <chart:data-point chart:repeated="3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